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C000002BC442CAD4804770762.png" manifest:media-type="image/png"/>
  <manifest:file-entry manifest:full-path="Pictures/100000010000030F0000030D5CE2F48AD730DC96.png" manifest:media-type="image/png"/>
  <manifest:file-entry manifest:full-path="Pictures/1000000100000309000002EFD603B32F39C4104F.png" manifest:media-type="image/png"/>
  <manifest:file-entry manifest:full-path="Pictures/10000001000002EC00000319B08A7B7F23C1D7C3.png" manifest:media-type="image/png"/>
  <manifest:file-entry manifest:full-path="Pictures/10000001000002EF0000032B03B41889D34EEC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ázek1" text:anchor-type="char" svg:x="0.721cm" svg:y="0.494cm" svg:width="16.644cm" svg:height="15.916cm" draw:z-index="0"><draw:image xlink:href="Pictures/10000001000002DC000002BC442CAD480477076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2" text:anchor-type="char" svg:x="0.201cm" svg:y="0.37cm" svg:width="16.865cm" svg:height="16.822cm" draw:z-index="1"><draw:image xlink:href="Pictures/100000010000030F0000030D5CE2F48AD730DC96.png" xlink:type="simple" xlink:show="embed" xlink:actuate="onLoad" draw:mime-type="image/png"/></draw:frame><text:soft-page-break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rázek3" text:anchor-type="char" svg:x="0.325cm" svg:y="0.282cm" svg:width="16.565cm" svg:height="16.011cm" draw:z-index="2"><draw:image xlink:href="Pictures/1000000100000309000002EFD603B32F39C4104F.png" xlink:type="simple" xlink:show="embed" xlink:actuate="onLoad" draw:mime-type="image/png"/></draw:frame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rázek4" text:anchor-type="char" svg:x="0.007cm" svg:y="0.265cm" svg:width="17.147cm" svg:height="18.517cm" draw:z-index="3"><draw:image xlink:href="Pictures/10000001000002EF0000032B03B41889D34EEC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ázek5" text:anchor-type="char" svg:x="0.104cm" svg:y="0.31cm" svg:width="17.191cm" svg:height="18.225cm" draw:z-index="4"><draw:image xlink:href="Pictures/10000001000002EC00000319B08A7B7F23C1D7C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3:58:41.659000000</meta:creation-date>
    <meta:generator>LibreOffice/7.4.3.2$Windows_X86_64 LibreOffice_project/1048a8393ae2eeec98dff31b5c133c5f1d08b890</meta:generator>
    <dc:date>2025-02-15T14:08:00.402000000</dc:date>
    <meta:editing-duration>PT8M18S</meta:editing-duration>
    <meta:editing-cycles>14</meta:editing-cycles>
    <meta:document-statistic meta:table-count="0" meta:image-count="5" meta:object-count="0" meta:page-count="5" meta:paragraph-count="3" meta:word-count="0" meta:character-count="23" meta:non-whitespace-character-count="0"/>
  </office:meta>
</office:document-meta>
</file>